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0c69" officeooo:paragraph-rsid="000d0c6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d0c69" officeooo:paragraph-rsid="000d0c6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efeb1" officeooo:paragraph-rsid="000efeb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d0c69" officeooo:paragraph-rsid="000d0c69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efeb1" officeooo:paragraph-rsid="000efeb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efeb1" officeooo:paragraph-rsid="000efeb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d0c69" officeooo:paragraph-rsid="000d0c69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1832c" officeooo:paragraph-rsid="0011832c" style:font-size-asian="14pt" style:font-weight-asian="bold" style:font-size-complex="16pt" style:font-weight-complex="bold"/>
    </style:style>
    <style:style style:name="P9" style:family="paragraph">
      <style:paragraph-properties fo:text-align="center"/>
    </style:style>
    <style:style style:name="T1" style:family="text">
      <style:text-properties officeooo:rsid="000efeb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SR-Leihschein</text:p>
      <text:p text:style-name="P3"/>
      <text:p text:style-name="P1"/>
      <text:p text:style-name="P1"/>
      <text:p text:style-name="P2">Name: <text:s text:c="29"/>___________________________________</text:p>
      <text:p text:style-name="P2">Vorname: <text:s text:c="23"/>___________________________________</text:p>
      <text:p text:style-name="P2">sNummer: <text:s text:c="22"/>___________________________________</text:p>
      <text:p text:style-name="P2">PersoNummer: <text:s text:c="14"/>___________________________________</text:p>
      <text:p text:style-name="P8">Emailadresse: <text:s text:c="16"/>___________________________________</text:p>
      <text:p text:style-name="P2"/>
      <text:p text:style-name="P5">Mit der Unterschrift erkennt der Entleiher die Leihordnung des FSR an.</text:p>
      <text:p text:style-name="P2"/>
      <text:p text:style-name="P2"/>
      <text:p text:style-name="P2"><draw:line text:anchor-type="paragraph" draw:z-index="0" draw:style-name="gr1" draw:text-style-name="P9" svg:x1="12.24cm" svg:y1="0.051cm" svg:x2="17.029cm" svg:y2="0.055cm"><text:p/></draw:line><draw:line text:anchor-type="paragraph" draw:z-index="1" draw:style-name="gr1" draw:text-style-name="P9" svg:x1="4.672cm" svg:y1="0.138cm" svg:x2="-0.011cm" svg:y2="0.138cm"><text:p/></draw:line></text:p>
      <text:p text:style-name="P6">Unterschrift FSR <text:s text:c="91"/>Unterschrift Entlei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2.1$Windows_x86 LibreOffice_project/3be8cda0bddd8e430d8cda1ebfd581265cca5a0f</meta:generator>
    <dc:date>2015-01-11T11:37:12.796000000</dc:date>
    <meta:document-statistic meta:table-count="0" meta:image-count="0" meta:object-count="0" meta:page-count="1" meta:paragraph-count="8" meta:word-count="26" meta:character-count="544" meta:non-whitespace-character-count="331"/>
    <meta:user-defined meta:name="Info 1"/>
    <meta:user-defined meta:name="Info 2"/>
    <meta:user-defined meta:name="Info 3"/>
    <meta:user-defined meta:name="Info 4"/>
  </office:meta>
</office:document-meta>
</file>